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F0000018C63428CFA1573EC4B.png" manifest:media-type="image/png"/>
  <manifest:file-entry manifest:full-path="Pictures/2000042F00004AA500002A05EF1CB0973F62E3A6.svm" manifest:media-type="image/x-svm"/>
  <manifest:file-entry manifest:full-path="Pictures/200003F90000499200002F8404AF8A04785CB66C.svm" manifest:media-type="image/x-svm"/>
  <manifest:file-entry manifest:full-path="Pictures/10000001000002B7000001961989F63BB0D776F4.png" manifest:media-type="image/png"/>
  <manifest:file-entry manifest:full-path="Pictures/10000001000002C8000001CC106FB1B233922471.png" manifest:media-type="image/png"/>
  <manifest:file-entry manifest:full-path="Pictures/2000043D0000489F000028E2F27DE9FCE50D4999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523d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Objet de groupe 1" draw:style-name="gr1"><draw:frame draw:style-name="gr2" draw:text-style-name="P2" svg:width="16.899cm" svg:height="9.512cm" svg:x="-0.138cm" svg:y="19.008cm"><draw:image xlink:href="Pictures/2000042F00004AA500002A05EF1CB0973F62E3A6.svm" xlink:type="simple" xlink:show="embed" xlink:actuate="onLoad" draw:mime-type="image/x-svm"><text:p/></draw:image><draw:image xlink:href="Pictures/10000001000002B7000001961989F63BB0D776F4.png" xlink:type="simple" xlink:show="embed" xlink:actuate="onLoad" draw:mime-type="image/png"/></draw:frame><draw:frame draw:style-name="gr2" draw:text-style-name="P2" svg:width="16.444cm" svg:height="9.254cm" svg:x="0.273cm" svg:y="-0.679cm"><draw:image xlink:href="Pictures/2000043D0000489F000028E2F27DE9FCE50D4999.svm" xlink:type="simple" xlink:show="embed" xlink:actuate="onLoad" draw:mime-type="image/x-svm"><text:p/></draw:image><draw:image xlink:href="Pictures/10000001000002BF0000018C63428CFA1573EC4B.png" xlink:type="simple" xlink:show="embed" xlink:actuate="onLoad" draw:mime-type="image/png"/></draw:frame><draw:frame draw:style-name="gr2" draw:text-style-name="P2" svg:width="16.655cm" svg:height="10.755cm" svg:x="0.128cm" svg:y="8.461cm"><draw:image xlink:href="Pictures/200003F90000499200002F8404AF8A04785CB66C.svm" xlink:type="simple" xlink:show="embed" xlink:actuate="onLoad" draw:mime-type="image/x-svm"><text:p/></draw:image><draw:image xlink:href="Pictures/10000001000002C8000001CC106FB1B233922471.png" xlink:type="simple" xlink:show="embed" xlink:actuate="onLoad" draw:mime-type="image/png"/></draw:frame></draw:g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12:26:51.079000000</meta:creation-date>
    <dc:date>2023-10-01T12:43:01.981000000</dc:date>
    <meta:editing-duration>PT10M40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